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77C058D7FBF7AFFA.png" manifest:media-type="image/png"/>
  <manifest:file-entry manifest:full-path="Pictures/10000000000001C2000000F71D7A30DCF02B4C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officeooo:paragraph-rsid="002d6c6e"/>
    </style:style>
    <style:style style:name="P13" style:family="paragraph" style:parent-style-name="Text_20_body">
      <style:text-properties officeooo:paragraph-rsid="0025cabe"/>
    </style:style>
    <style:style style:name="P14" style:family="paragraph" style:parent-style-name="Text_20_body">
      <style:paragraph-properties fo:text-align="justify" style:justify-single-word="false"/>
      <style:text-properties officeooo:rsid="002d6c6e" officeooo:paragraph-rsid="002d6c6e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2d6c6e" officeooo:paragraph-rsid="002d6c6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3" style:family="paragraph" style:parent-style-name="Notas_20_Informativas">
      <style:text-properties fo:font-size="12pt" officeooo:paragraph-rsid="0025cabe" style:font-size-asian="12pt" style:font-size-complex="12pt"/>
    </style:style>
    <style:style style:name="P24" style:family="paragraph" style:parent-style-name="Notas_20_Informativas">
      <style:paragraph-properties fo:text-align="justify" style:justify-single-word="false"/>
      <style:text-properties style:font-name="Calibri1" fo:font-size="12pt" officeooo:rsid="0025cabe" officeooo:paragraph-rsid="0025cabe" style:font-name-asian="Webdings" style:font-size-asian="12pt" style:font-name-complex="Webdings" style:font-size-complex="12pt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Text_20_body">
      <style:paragraph-properties fo:text-align="justify" style:justify-single-word="false"/>
      <style:text-properties fo:language="es" fo:country="ES" officeooo:rsid="003647a3" officeooo:paragraph-rsid="003647a3"/>
    </style:style>
    <style:style style:name="P28" style:family="paragraph" style:parent-style-name="Text_20_body">
      <style:paragraph-properties fo:text-align="justify" style:justify-single-word="false"/>
      <style:text-properties officeooo:rsid="002d6c6e" officeooo:paragraph-rsid="002d6c6e"/>
    </style:style>
    <style:style style:name="P29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13cf67" style:font-size-asian="12pt" style:font-size-complex="12pt"/>
    </style:style>
    <style:style style:name="T10" style:family="text">
      <style:text-properties style:font-name="Calibri1" officeooo:rsid="0025cabe" style:font-name-asian="Webdings" style:font-name-complex="Webdings"/>
    </style:style>
    <style:style style:name="T11" style:family="text">
      <style:text-properties style:font-name="Calibri1" officeooo:rsid="0034780b" style:font-name-asian="Webdings" style:font-name-complex="Webdings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25cabe"/>
    </style:style>
    <style:style style:name="T14" style:family="text">
      <style:text-properties fo:language="es" fo:country="ES" officeooo:rsid="002d6c6e"/>
    </style:style>
    <style:style style:name="T15" style:family="text">
      <style:text-properties fo:language="es" fo:country="ES" officeooo:rsid="002faf01"/>
    </style:style>
    <style:style style:name="T16" style:family="text">
      <style:text-properties officeooo:rsid="0031328c"/>
    </style:style>
    <style:style style:name="T17" style:family="text">
      <style:text-properties officeooo:rsid="0034780b"/>
    </style:style>
    <style:style style:name="T18" style:family="text">
      <style:text-properties officeooo:rsid="002f0b5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Ejercicios voluntarios 1ª Evaluación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5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1D7A30DCF02B4C36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jercicios voluntarios 1ª Evaluación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9">Sergio García Barea</text:p>
      <text:p text:style-name="P18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21">201<text:span text:style-name="T17">8</text:span>/201<text:span text:style-name="T17">9</text:span></text:p>
      <text:p text:style-name="P20"><text:tab/><text:tab/><text:tab/><text:tab/><text:tab/><text:tab/><text:tab/><text:tab/><text:tab/><text:tab/>Versión:<text:date style:data-style-name="N104" text:date-value="2018-11-08T13:21:53.347091199">181108</text:date>.<text:time style:data-style-name="N105" text:time-value="2018-11-08T13:21:53.347241445">1319</text:time></text:p>
      <text:p text:style-name="P3"><text:soft-page-break/></text:p>
      <text:p text:style-name="Standard"/>
      <text:p text:style-name="P11"/>
      <text:p text:style-name="P11">Licencia</text:p>
      <text:p text:style-name="Standard"/>
      <text:p text:style-name="P17"><draw:frame draw:style-name="fr3" draw:name="gráficos3" text:anchor-type="paragraph" svg:x="0.741cm" svg:y="0cm" svg:width="2cm" svg:height="0.7cm" draw:z-index="2"><draw:image xlink:href="Pictures/10000000000000760000002977C058D7FBF7AFFA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●●●●●●</text:p>
      <text:p text:style-name="Text_20_body"/>
      <text:p text:style-name="Notas_20_Informativas"><text:span text:style-name="T3"> </text:span>Importante</text:p>
      <text:p text:style-name="P16"/>
      <text:p text:style-name="Notas_20_Informativas"><text:span text:style-name="T3"> </text:span>Atención</text:p>
      <text:p text:style-name="P16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Boletín de ejercicios<text:tab/>3</text:p>
        </text:index-body>
      </text:table-of-content>
      <text:p text:style-name="Standard"/>
      <text:p text:style-name="P26"/>
      <text:p text:style-name="Standard"/>
      <text:p text:style-name="Standard"/>
      <text:p text:style-name="Titulo"><text:user-field-get text:name="Tema">Ejercicios voluntarios 1ª Evaluación</text:user-field-get></text:p>
      <text:p text:style-name="Titulo"/>
      <text:h text:style-name="P29" text:outline-level="1">Boletín de ejercicios</text:h>
      <text:p text:style-name="P13"/>
      <text:p text:style-name="P23"><text:span text:style-name="T4"> </text:span><text:span text:style-name="T10">Intentar que el programa sea lo </text:span><text:span text:style-name="T11">más</text:span><text:span text:style-name="T10"> claro y estructurado posible, así como incluir comentarios en sitios clave para facilitar la comprensión del mismo.</text:span></text:p>
      <text:p text:style-name="P13"/>
      <text:p text:style-name="P23"><text:span text:style-name="T4"> </text:span><text:span text:style-name="T10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24">La copia se castiga con el suspenso del módulo completo.</text:p>
      <text:p text:style-name="P12">1)<text:span text:style-name="T13"> </text:span><text:span text:style-name="T14">Entra y registrate en </text:span><text:a xlink:type="simple" xlink:href="http://codeforces.com/" text:style-name="Internet_20_link" text:visited-style-name="Visited_20_Internet_20_Link">http://codeforces.com</text:a></text:p>
      <text:p text:style-name="P15">2) Acude al “Problemset” y resuelve un problema (cualquiera, sin importar su dificultad) usando Javascript. Para considerarse un problema resuelto, debe ser aceptado por el juez de CodeForces.</text:p>
      <text:p text:style-name="P15">3) Por cada problema resuelto, realiza en un documento con tu nombre, problema y explicando como has resuelto el problema (máximo una cara).</text:p>
      <text:p text:style-name="P15">4) Realiza una captura que indique que el juez considera el problema resuelto.</text:p>
      <text:p text:style-name="P14"><text:span text:style-name="T12">5) Cada problema resuelto que se envíe con código + captura + documento sumará 0.2 a la nota del </text:span><text:span text:style-name="T15">examen, hasta un máximo de 1 puntos, siempre que la nota del examen sea mayor que 4.</text:span></text:p>
      <text:p text:style-name="P14"><text:span text:style-name="T12">6) Puedes utilizar los foros para cualquier duda del funcionamiento de Code</text:span><text:span text:style-name="T15">F</text:span><text:span text:style-name="T12">orces.</text:span></text:p>
      <text:p text:style-name="P15">Información sobre el uso de Javascript en CodeForces con D8:</text:p>
      <text:p text:style-name="P14"><text:a xlink:type="simple" xlink:href="http://codeforces.com/blog/entry/10594" text:style-name="Internet_20_link" text:visited-style-name="Visited_20_Internet_20_Link"><text:span text:style-name="T12">http://codeforces.com/blog/entry/10594</text:span></text:a></text:p>
      <text:p text:style-name="P14"><text:span text:style-name="T12">Instalar la shell D8 de Javascript en Linux </text:span><text:a xlink:type="simple" xlink:href="http://michaellaszlo.com/installing-d8-javascript-shell-linux/" text:style-name="Internet_20_link" text:visited-style-name="Visited_20_Internet_20_Link"><text:span text:style-name="T18">http://michaellaszlo.com/installing-d8-javascript-shell-linux/</text:span></text:a></text:p>
      <text:p text:style-name="P27">Usar NodeJS en lugar de D8 <text:a xlink:type="simple" xlink:href="https://codeforces.com/blog/entry/57807" text:style-name="Internet_20_link" text:visited-style-name="Visited_20_Internet_20_Link">https://codeforces.com/blog/entry/57807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jercicios voluntarios 1ª Evaluació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jercicios voluntarios 1ª Evaluación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6M58S</meta:editing-duration>
    <meta:editing-cycles>20</meta:editing-cycles>
    <meta:generator>LibreOffice/6.1.3.2$Linux_X86_64 LibreOffice_project/10$Build-2</meta:generator>
    <dc:title>Plantilla CEED</dc:title>
    <dc:date>2018-11-08T13:21:53.247896172</dc:date>
    <meta:print-date>2016-10-23T01:30:30.639000000</meta:print-date>
    <meta:document-statistic meta:table-count="0" meta:image-count="2" meta:object-count="0" meta:page-count="3" meta:paragraph-count="35" meta:word-count="351" meta:character-count="2378" meta:non-whitespace-character-count="2042"/>
    <meta:template xlink:type="simple" xlink:actuate="onRequest" xlink:title="Plantilla CEED" xlink:href="../../../../../../.config/libreoffice/4/user/template/Plantilla%20CEED.ott" meta:date="2016-09-29T09:38:56.073759322"/>
  </office:meta>
</office:document-meta>
</file>